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ErrorDocument.get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ternalErrorDocument.InternalErrorDocument( AbstractSourceDocument sourceDoc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